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7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8" style:family="paragraph" style:parent-style-name="Heading_20_6">
      <style:text-properties style:font-name="Arial" fo:font-size="10pt" style:font-size-asian="10pt" style:font-size-complex="10pt"/>
    </style:style>
    <style:style style:name="P19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0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1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o in objects&quot;&gt;">&lt;for each o in objects&gt;</text:text-input><text:s/></text:p>
      <text:p text:style-name="P11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8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8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8"/>
            <text:p text:style-name="P8"/>
            <text:p text:style-name="P8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<text:s/>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<text:s/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<text:s/><text:text-input text:description="&lt;formatLang(o.date_invoice, date=True)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ext:p text:style-name="P6"><text:span text:style-name="T5"><text:text-input text:description="&lt;_(&quot;Origin:&quot;)&gt;">Origin</text:text-input></text:span><text:s/>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9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8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0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0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1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9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text-input text:description="&lt;_(&quot;Net Total&quot;)&gt;">Net Tota</text:text-input></text:p>
          </table:table-cell>
          <table:table-cell table:style-name="Tableau3.A1" office:value-type="string">
            <text:p text:style-name="P4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<text:text-input text:description="&lt;_(&quot;Tax&quot;)&gt;">Tax</text:text-input></text:p>
          </table:table-cell>
          <table:table-cell table:style-name="Tableau7.A1" office:value-type="string">
            <text:p text:style-name="P13"><text:text-input text:description="&lt;_(&quot;Base&quot;)&gt;">Base</text:text-input></text:p>
          </table:table-cell>
          <table:table-cell table:style-name="Tableau7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4"><text:text-input text:description="&lt;line.name&gt;">Tax</text:text-input></text:p>
          </table:table-cell>
          <table:table-cell table:style-name="Tableau7.A3" office:value-type="string">
            <text:p text:style-name="P15"><text:text-input text:description="&lt;formatLang(line.base or 0.00)&gt;">1 000 000,00</text:text-input><text:span text:style-name="T3"><text:s/>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5"><text:text-input text:description="&lt;formatLang(line.amount or 0.00)&gt;">10 000,00</text:text-input><text:span text:style-name="T3"><text:s/>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<text:s/>: <text:text-input text:description="&lt;formatLang(o.date_due, date=True)&gt;">2014-06-01</text:text-input></text:p>
      <text:p text:style-name="P6"/>
      <text:p text:style-name="P6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0"/>
      <text:p text:style-name="P10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initial-creator>jules </meta:initial-creator>
    <meta:creation-date>2011-08-03T10:16:00Z</meta:creation-date>
    <dc:date>2018-09-22T07:45:13.335883318</dc:date>
    <meta:editing-cycles>503</meta:editing-cycles>
    <meta:editing-duration>PT5H28M27S</meta:editing-duration>
    <meta:document-statistic meta:table-count="4" meta:image-count="0" meta:object-count="0" meta:page-count="2" meta:paragraph-count="62" meta:word-count="322" meta:character-count="986" meta:non-whitespace-character-count="906"/>
    <meta:template xlink:type="simple" xlink:actuate="onRequest" xlink:title="" xlink:href="Normal.dotm"/>
  </office:meta>
</office:document-meta>
</file>